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5715cm"/>
    </style:style>
    <style:style style:name="co3" style:family="table-column">
      <style:table-column-properties fo:break-before="auto" style:column-width="0.550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736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736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736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2083in" svg:stroke-color="#4a7ebb" draw:marker-end="a89" svg:stroke-opacity="100%" svg:stroke-linecap="butt"/>
    </style:style>
    <style:style style:family="graphic" style:name="a91">
      <style:graphic-properties draw:fill="none" draw:stroke="solid" svg:stroke-width="0.02083in" svg:stroke-color="#4a7ebb" svg:stroke-opacity="100%" svg:stroke-linecap="butt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d7e4bd" draw:opacity="5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ac090" draw:opacity="5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736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ccc1da" draw:opacity="5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4167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736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0.18056in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8eb4e3" draw:opacity="5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4167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4167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736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図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custom-shape svg:x="0.25833in" svg:y="0.01389in" svg:width="11.61388in" svg:height="3.09723in" draw:z-index="3" draw:id="id2" draw:style-name="a8" draw:name="角丸四角形 110">
              <svg:title/>
              <svg:desc/>
              <text:p text:style-name="a7" text:class-names="" text:cond-style-name=""><text:span text:style-name="a6" text:class-names="">総合管理テーブル群（システム全体に関する情報）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81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style-name="ce1">
            <draw:custom-shape svg:x="0.225in" svg:y="0.09722in" svg:width="5.05278in" svg:height="8.50557in" draw:z-index="2" draw:id="id1" draw:style-name="a5" draw:name="角丸四角形 112">
              <svg:title/>
              <svg:desc/>
              <text:p text:style-name="a4" text:class-names="" text:cond-style-name=""><text:span text:style-name="a3" text:class-names="">システム管理テーブル群（各顧客企業に関する情報）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8"/>
          <table:table-cell table:style-name="ce1">
            <draw:custom-shape svg:x="0.38889in" svg:y="0.09722in" svg:width="10.275in" svg:height="8.47222in" draw:z-index="1" draw:id="id0" draw:style-name="a2" draw:name="角丸四角形 114">
              <svg:title/>
              <svg:desc/>
              <text:p text:style-name="a1" text:class-names="" text:cond-style-name=""><text:span text:style-name="a0" text:class-names="">作業管理テーブル群（作業管理に関する情報）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"/>
          <table:table-cell table:style-name="ce1">
            <draw:custom-shape svg:x="0.08056in" svg:y="0.18056in" svg:width="2.50852in" svg:height="6.43612in" draw:z-index="4" draw:id="id3" draw:style-name="a11" draw:name="角丸四角形 1">
              <svg:title/>
              <svg:desc/>
              <text:p text:style-name="a10" text:class-names="" text:cond-style-name=""><text:span text:style-name="a9" text:class-names="">システム基盤テーブル群（運用では書き込まない）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5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6"/>
          <table:table-cell table:style-name="ce1">
            <draw:g draw:z-index="5" draw:name="グループ化 117" draw:id="id7">
              <svg:title/>
              <svg:desc/>
              <draw:custom-shape svg:x="0.35833in" svg:y="0.175in" svg:width="1.86667in" svg:height="0.29189in" draw:id="id4" draw:style-name="a15" draw:name="正方形/長方形 118">
                <svg:title/>
                <svg:desc/>
                <text:p text:style-name="a14" text:class-names="" text:cond-style-name=""><text:span text:style-name="a12" text:class-names="">コード</text:span><text:span text:style-name="a1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35833in" svg:y="0.46689in" svg:width="1.86667in" svg:height="0.95292in" draw:id="id5" draw:style-name="a22" draw:name="正方形/長方形 119">
                <svg:title/>
                <svg:desc/>
                <text:p text:style-name="a18" text:class-names="" text:cond-style-name=""><text:span text:style-name="a16" text:class-names="">種別英名</text:span><text:span text:style-name="a17" text:class-names=""/></text:p>
                <text:p text:style-name="a21" text:class-names="" text:cond-style-name=""><text:span text:style-name="a19" text:class-names="">コード</text:span><text:span text:style-name="a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35833in" svg:y="1.41981in" svg:width="1.86667in" svg:height="1.03019in" draw:id="id6" draw:style-name="a32" draw:name="正方形/長方形 120">
                <svg:title/>
                <svg:desc/>
                <text:p text:style-name="a25" text:class-names="" text:cond-style-name=""><text:span text:style-name="a23" text:class-names="">表示名称</text:span><text:span text:style-name="a24" text:class-names=""/></text:p>
                <text:p text:style-name="a28" text:class-names="" text:cond-style-name=""><text:span text:style-name="a26" text:class-names="">略称</text:span><text:span text:style-name="a27" text:class-names=""/></text:p>
                <text:p text:style-name="a31" text:class-names="" text:cond-style-name=""><text:span text:style-name="a29" text:class-names="">備考</text:span><text:span text:style-name="a3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57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6"/>
          <table:table-cell table:style-name="ce1">
            <draw:g draw:z-index="9" draw:name="グループ化 122" draw:id="id11">
              <svg:title/>
              <svg:desc/>
              <draw:custom-shape svg:x="0.4in" svg:y="0.05833in" svg:width="1.85833in" svg:height="0.29185in" draw:id="id8" draw:style-name="a36" draw:name="正方形/長方形 123">
                <svg:title/>
                <svg:desc/>
                <text:p text:style-name="a35" text:class-names="" text:cond-style-name=""><text:span text:style-name="a33" text:class-names="">画面メッセージ</text:span><text:span text:style-name="a3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in" svg:y="0.35019in" svg:width="1.85833in" svg:height="0.9614in" draw:id="id9" draw:style-name="a40" draw:name="正方形/長方形 124">
                <svg:title/>
                <svg:desc/>
                <text:p text:style-name="a39" text:class-names="" text:cond-style-name=""><text:span text:style-name="a37" text:class-names="">メッセージ番号</text:span><text:span text:style-name="a3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in" svg:y="1.31159in" svg:width="1.85833in" svg:height="1.03008in" draw:id="id10" draw:style-name="a50" draw:name="正方形/長方形 125">
                <svg:title/>
                <svg:desc/>
                <text:p text:style-name="a43" text:class-names="" text:cond-style-name=""><text:span text:style-name="a41" text:class-names="">種別</text:span><text:span text:style-name="a42" text:class-names=""/></text:p>
                <text:p text:style-name="a46" text:class-names="" text:cond-style-name=""><text:span text:style-name="a44" text:class-names="">エラーメッセージ</text:span><text:span text:style-name="a45" text:class-names=""/></text:p>
                <text:p text:style-name="a49" text:class-names="" text:cond-style-name=""><text:span text:style-name="a47" text:class-names="">対応メッセージ</text:span><text:span text:style-name="a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57"/>
        </table:table-row>
        <table:table-row table:number-rows-repeated="26" table:style-name="ro1">
          <table:table-cell table:number-columns-repeated="16384"/>
        </table:table-row>
        <table:table-row table:style-name="ro1">
          <table:table-cell table:number-columns-repeated="16"/>
          <table:table-cell table:style-name="ce1">
            <draw:g draw:z-index="13" draw:name="グループ化 21" draw:id="id25">
              <svg:title/>
              <svg:desc/>
              <draw:custom-shape svg:x="0.59167in" svg:y="0.175in" svg:width="5.63333in" svg:height="1.94444in" draw:id="id12" draw:style-name="a76" draw:name="フローチャート: 処理 302">
                <svg:title/>
                <svg:desc/>
                <text:p text:style-name="a53" text:class-names="" text:cond-style-name=""><text:span text:style-name="a51" text:class-names="">凡例</text:span><text:span text:style-name="a52" text:class-names=""/></text:p>
                <text:p text:style-name="a56" text:class-names="" text:cond-style-name=""><text:span text:style-name="a54" text:class-names="">　　　　　　　　　リレーション　１対多</text:span><text:span text:style-name="a55" text:class-names=""/></text:p>
                <text:p text:style-name="a59" text:class-names="" text:cond-style-name=""><text:span text:style-name="a57" text:class-names="">　　　　　　　　　リレーション　１対１</text:span><text:span text:style-name="a58" text:class-names=""/></text:p>
                <text:p text:style-name="a62" text:class-names="" text:cond-style-name=""><text:span text:style-name="a60" text:class-names="">　　　　　　　　　データ移動、データ更新</text:span><text:span text:style-name="a61" text:class-names=""/></text:p>
                <text:p text:style-name="a65" text:class-names="" text:cond-style-name=""><text:span text:style-name="a63" text:class-names="">　　　　　　　　　処理</text:span><text:span text:style-name="a64" text:class-names=""/></text:p>
                <text:p text:style-name="a70" text:class-names="" text:cond-style-name=""><text:span text:style-name="a66" text:class-names="">　　　　　　　　　本システムの</text:span><text:span text:style-name="a67" text:class-names="">web</text:span><text:span text:style-name="a68" text:class-names="">画面</text:span><text:span text:style-name="a69" text:class-names=""/></text:p>
                <text:p text:style-name="a73" text:class-names="" text:cond-style-name=""><text:span text:style-name="a71" text:class-names="">　　　　　　　　　本システム外との入出力通信</text:span><text:span text:style-name="a72" text:class-names=""/></text:p>
                <text:p text:style-name="a75" text:class-names="" text:cond-style-name=""><text:span text:style-name="a74" text:class-names=""/></text:p>
                <draw:enhanced-geometry xmlns:dr3d="urn:oasis:names:tc:opendocument:xmlns:dr3d:1.0" draw:type="non-primitive" svg:viewBox="0 0 1 1" draw:enhanced-path="M 0 0 L 1 0 1 1 0 1 Z N" draw:text-areas="?f8 ?f10 ?f9 ?f11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"/>
                  <draw:equation draw:name="f7" draw:formula="?f4"/>
                  <draw:equation draw:name="f8" draw:formula="?f0 / ?f6"/>
                  <draw:equation draw:name="f9" draw:formula="?f1 / ?f6"/>
                  <draw:equation draw:name="f10" draw:formula="?f2 / ?f7"/>
                  <draw:equation draw:name="f11" draw:formula="?f3 / ?f7"/>
                </draw:enhanced-geometry>
              </draw:custom-shape>
              <draw:g draw:name="グループ化 303" draw:id="id16">
                <svg:title/>
                <svg:desc/>
                <draw:custom-shape svg:x="5.125in" svg:y="0.44172in" svg:width="0.81667in" svg:height="0.25811in" draw:id="id13" draw:style-name="a80" draw:name="正方形/長方形 304">
                  <svg:title/>
                  <svg:desc/>
                  <text:p text:style-name="a79" text:class-names="" text:cond-style-name=""><text:span text:style-name="a77" text:class-names="">ＤＢ名</text:span><text:span text:style-name="a7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125in" svg:y="0.72564in" svg:width="0.81667in" svg:height="0.30973in" draw:id="id14" draw:style-name="a84" draw:name="正方形/長方形 305">
                  <svg:title/>
                  <svg:desc/>
                  <text:p text:style-name="a83" text:class-names="" text:cond-style-name=""><text:span text:style-name="a81" text:class-names="">主キー</text:span><text:span text:style-name="a8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125in" svg:y="1.03537in" svg:width="0.81667in" svg:height="0.37857in" draw:id="id15" draw:style-name="a88" draw:name="正方形/長方形 306">
                  <svg:title/>
                  <svg:desc/>
                  <text:p text:style-name="a87" text:class-names="" text:cond-style-name=""><text:span text:style-name="a85" text:class-names="">項目例</text:span><text:span text:style-name="a8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  <draw:connector draw:type="line" svg:x1="0.75in" svg:y1="0.52775in" svg:x2="1.125in" svg:y2="0.52775in" draw:id="id17" draw:style-name="a90" draw:name="直線コネクタ 308">
                <svg:title/>
                <svg:desc/>
              </draw:connector>
              <draw:connector draw:type="line" svg:x1="0.775in" svg:y1="0.75145in" svg:x2="1.15in" svg:y2="0.75145in" draw:id="id18" draw:style-name="a91" draw:name="直線コネクタ 309">
                <svg:title/>
                <svg:desc/>
              </draw:connector>
              <draw:custom-shape svg:width="0.14626in" svg:height="0.48333in" draw:id="id19" draw:style-name="a94" draw:transform="translate(-0.07313in -0.24167in) rotate(-4.71239) translate(0.99167in 0.95364in)" draw:name="下矢印 31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332 5400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svg:x="0.75in" svg:y="1.12141in" svg:width="0.50833in" svg:height="0.09464in" draw:id="id20" draw:style-name="a97" draw:name="フローチャート: 処理 31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1 1" draw:enhanced-path="M 0 0 L 1 0 1 1 0 1 Z N" draw:text-areas="?f8 ?f10 ?f9 ?f11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"/>
                  <draw:equation draw:name="f7" draw:formula="?f4"/>
                  <draw:equation draw:name="f8" draw:formula="?f0 / ?f6"/>
                  <draw:equation draw:name="f9" draw:formula="?f1 / ?f6"/>
                  <draw:equation draw:name="f10" draw:formula="?f2 / ?f7"/>
                  <draw:equation draw:name="f11" draw:formula="?f3 / ?f7"/>
                </draw:enhanced-geometry>
              </draw:custom-shape>
              <draw:g draw:name="グループ化 315" draw:id="id23">
                <svg:title/>
                <svg:desc/>
                <draw:custom-shape svg:x="0.75in" svg:y="1.3193in" svg:width="0.40833in" svg:height="0.18068in" draw:id="id21" draw:style-name="a100" draw:name="フローチャート : 表示 316">
                  <svg:title/>
                  <svg:desc/>
                  <text:p text:style-name="a99" text:class-names="" text:cond-style-name=""><text:span text:style-name="a98" text:class-names=""/></text:p>
                  <draw:enhanced-geometry xmlns:dr3d="urn:oasis:names:tc:opendocument:xmlns:dr3d:1.0" draw:type="non-primitive" svg:viewBox="0 0 373380 165213" draw:enhanced-path="M 0 82607 L 62230 0 311150 0 A ?f58 ?f59 ?f60 ?f61 311150 0 ?f55 ?f57  W ?f62 ?f63 ?f64 ?f65 311150 0 ?f55 ?f57 L 62230 165213 Z N" draw:text-areas="?f17 ?f12 ?f18 ?f15" draw:glue-points="?f11 ?f12 ?f13 ?f14 ?f11 ?f15 ?f16 ?f14" draw:glue-point-leaving-directions="-360, -270, -180, -9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5419351 / 1725033"/>
                    <draw:equation draw:name="f9" draw:formula="?f7 / 373380"/>
                    <draw:equation draw:name="f10" draw:formula="?f6 / 165213"/>
                    <draw:equation draw:name="f11" draw:formula="186690 / ?f9"/>
                    <draw:equation draw:name="f12" draw:formula="0 / ?f10"/>
                    <draw:equation draw:name="f13" draw:formula="0 / ?f9"/>
                    <draw:equation draw:name="f14" draw:formula="82607 / ?f10"/>
                    <draw:equation draw:name="f15" draw:formula="165213 / ?f10"/>
                    <draw:equation draw:name="f16" draw:formula="373380 / ?f9"/>
                    <draw:equation draw:name="f17" draw:formula="62230 / ?f9"/>
                    <draw:equation draw:name="f18" draw:formula="311150 / ?f9"/>
                    <draw:equation draw:name="f19" draw:formula="21550000 - 10800000"/>
                    <draw:equation draw:name="f20" draw:formula="if(?f19, 10800000, 21550000)"/>
                    <draw:equation draw:name="f21" draw:formula="-21550000 - ?f20"/>
                    <draw:equation draw:name="f22" draw:formula="if(?f21, -21550000, ?f20)"/>
                    <draw:equation draw:name="f23" draw:formula="16200000 + ?f22"/>
                    <draw:equation draw:name="f24" draw:formula="16200000 + ?f1"/>
                    <draw:equation draw:name="f25" draw:formula="?f24 * ?f8 / ?f0"/>
                    <draw:equation draw:name="f26" draw:formula="0 - ?f25"/>
                    <draw:equation draw:name="f27" draw:formula="cos(?f26)"/>
                    <draw:equation draw:name="f28" draw:formula="0 - ?f27"/>
                    <draw:equation draw:name="f29" draw:formula="?f28 * 62230"/>
                    <draw:equation draw:name="f30" draw:formula="sin(?f26)"/>
                    <draw:equation draw:name="f31" draw:formula="0 - ?f30"/>
                    <draw:equation draw:name="f32" draw:formula="?f31 * 82607"/>
                    <draw:equation draw:name="f33" draw:formula="sqrt(?f29 * ?f29 + ?f32 * ?f32 + 0 * 0)"/>
                    <draw:equation draw:name="f34" draw:formula="62230 * 82607 / ?f33"/>
                    <draw:equation draw:name="f35" draw:formula="?f31 * ?f34"/>
                    <draw:equation draw:name="f36" draw:formula="311150 - ?f35"/>
                    <draw:equation draw:name="f37" draw:formula="?f28 * ?f34"/>
                    <draw:equation draw:name="f38" draw:formula="0 - ?f37"/>
                    <draw:equation draw:name="f39" draw:formula="?f36 - 62230"/>
                    <draw:equation draw:name="f40" draw:formula="?f38 - 82607"/>
                    <draw:equation draw:name="f41" draw:formula="?f36 + 62230"/>
                    <draw:equation draw:name="f42" draw:formula="?f38 + 82607"/>
                    <draw:equation draw:name="f43" draw:formula="?f23 + ?f1"/>
                    <draw:equation draw:name="f44" draw:formula="?f43 * ?f8 / ?f0"/>
                    <draw:equation draw:name="f45" draw:formula="0 - ?f44"/>
                    <draw:equation draw:name="f46" draw:formula="cos(?f45)"/>
                    <draw:equation draw:name="f47" draw:formula="0 - ?f46"/>
                    <draw:equation draw:name="f48" draw:formula="?f47 * 62230"/>
                    <draw:equation draw:name="f49" draw:formula="sin(?f45)"/>
                    <draw:equation draw:name="f50" draw:formula="0 - ?f49"/>
                    <draw:equation draw:name="f51" draw:formula="?f50 * 82607"/>
                    <draw:equation draw:name="f52" draw:formula="sqrt(?f48 * ?f48 + ?f51 * ?f51 + 0 * 0)"/>
                    <draw:equation draw:name="f53" draw:formula="62230 * 82607 / ?f52"/>
                    <draw:equation draw:name="f54" draw:formula="?f50 * ?f53"/>
                    <draw:equation draw:name="f55" draw:formula="?f36 + ?f54"/>
                    <draw:equation draw:name="f56" draw:formula="?f47 * ?f53"/>
                    <draw:equation draw:name="f57" draw:formula="?f38 + ?f56"/>
                    <draw:equation draw:name="f58" draw:formula="if(?f22, 311150, ?f39)"/>
                    <draw:equation draw:name="f59" draw:formula="if(?f22, 0, ?f40)"/>
                    <draw:equation draw:name="f60" draw:formula="if(?f22, 311150, ?f41)"/>
                    <draw:equation draw:name="f61" draw:formula="if(?f22, 0, ?f42)"/>
                    <draw:equation draw:name="f62" draw:formula="if(?f22, ?f39, ?f55)"/>
                    <draw:equation draw:name="f63" draw:formula="if(?f22, ?f40, ?f57)"/>
                    <draw:equation draw:name="f64" draw:formula="if(?f22, ?f41, ?f55)"/>
                    <draw:equation draw:name="f65" draw:formula="if(?f22, ?f42, ?f57)"/>
                  </draw:enhanced-geometry>
                </draw:custom-shape>
                <draw:custom-shape svg:x="0.90833in" svg:y="1.42254in" svg:width="0.19167in" svg:height="0.12906in" draw:id="id22" draw:style-name="a103" draw:name="フローチャート : 手操作入力 317">
                  <svg:title/>
                  <svg:desc/>
                  <text:p text:style-name="a102" text:class-names="" text:cond-style-name=""><text:span text:style-name="a101" text:class-names=""/></text:p>
                  <draw:enhanced-geometry xmlns:dr3d="urn:oasis:names:tc:opendocument:xmlns:dr3d:1.0" draw:type="non-primitive" svg:viewBox="0 0 5 5" draw:enhanced-path="M 0 1 L 5 0 5 5 0 5 Z N" draw:text-areas="?f13 ?f15 ?f14 ?f16" draw:glue-points="?f11 ?f12" draw:glue-point-leaving-directions="-36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4 / 5"/>
                    <draw:equation draw:name="f6" draw:formula="?f4 / 10"/>
                    <draw:equation draw:name="f7" draw:formula="?f1 - ?f0"/>
                    <draw:equation draw:name="f8" draw:formula="?f7 / 2"/>
                    <draw:equation draw:name="f9" draw:formula="?f7 / 5"/>
                    <draw:equation draw:name="f10" draw:formula="?f0 + ?f8"/>
                    <draw:equation draw:name="f11" draw:formula="?f10 / ?f9"/>
                    <draw:equation draw:name="f12" draw:formula="?f6 / ?f5"/>
                    <draw:equation draw:name="f13" draw:formula="?f0 / ?f9"/>
                    <draw:equation draw:name="f14" draw:formula="?f1 / ?f9"/>
                    <draw:equation draw:name="f15" draw:formula="?f5 / ?f5"/>
                    <draw:equation draw:name="f16" draw:formula="?f3 / ?f5"/>
                  </draw:enhanced-geometry>
                </draw:custom-shape>
              </draw:g>
              <draw:custom-shape svg:x="0.725in" svg:y="1.56881in" svg:width="0.575in" svg:height="0.15487in" draw:id="id24" draw:style-name="a106" draw:name="稲妻 318">
                <svg:title/>
                <svg:desc/>
                <text:p text:style-name="a105" text:class-names="" text:cond-style-name=""><text:span text:style-name="a104" text:class-names=""/></text:p>
                <draw:enhanced-geometry xmlns:dr3d="urn:oasis:names:tc:opendocument:xmlns:dr3d:1.0" draw:type="non-primitive" svg:viewBox="0 0 21600 21600" draw:enhanced-path="M 8472 0 L 12860 6080 11050 6797 16577 12007 14767 12877 21600 21600 10012 14915 12222 13987 5022 9705 7602 8382 0 3890 Z N" draw:text-areas="?f36 ?f38 ?f37 ?f39" draw:glue-points="?f22 ?f23 ?f24 ?f25 ?f26 ?f27 ?f28 ?f29 ?f30 ?f31 ?f32 ?f33 ?f34 ?f35" draw:glue-point-leaving-directions="-360, -360, -270, -270, -18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5 * 5022 / 21600"/>
                  <draw:equation draw:name="f9" draw:formula="?f5 * 8472 / 21600"/>
                  <draw:equation draw:name="f10" draw:formula="?f5 * 8757 / 21600"/>
                  <draw:equation draw:name="f11" draw:formula="?f5 * 10012 / 21600"/>
                  <draw:equation draw:name="f12" draw:formula="?f5 * 12860 / 21600"/>
                  <draw:equation draw:name="f13" draw:formula="?f5 * 13917 / 21600"/>
                  <draw:equation draw:name="f14" draw:formula="?f5 * 16577 / 21600"/>
                  <draw:equation draw:name="f15" draw:formula="?f4 * 3890 / 21600"/>
                  <draw:equation draw:name="f16" draw:formula="?f4 * 6080 / 21600"/>
                  <draw:equation draw:name="f17" draw:formula="?f4 * 7437 / 21600"/>
                  <draw:equation draw:name="f18" draw:formula="?f4 * 9705 / 21600"/>
                  <draw:equation draw:name="f19" draw:formula="?f4 * 12007 / 21600"/>
                  <draw:equation draw:name="f20" draw:formula="?f4 * 14277 / 21600"/>
                  <draw:equation draw:name="f21" draw:formula="?f4 * 14915 / 21600"/>
                  <draw:equation draw:name="f22" draw:formula="?f9 / ?f6"/>
                  <draw:equation draw:name="f23" draw:formula="?f2 / ?f7"/>
                  <draw:equation draw:name="f24" draw:formula="?f0 / ?f6"/>
                  <draw:equation draw:name="f25" draw:formula="?f15 / ?f7"/>
                  <draw:equation draw:name="f26" draw:formula="?f8 / ?f6"/>
                  <draw:equation draw:name="f27" draw:formula="?f18 / ?f7"/>
                  <draw:equation draw:name="f28" draw:formula="?f11 / ?f6"/>
                  <draw:equation draw:name="f29" draw:formula="?f21 / ?f7"/>
                  <draw:equation draw:name="f30" draw:formula="?f1 / ?f6"/>
                  <draw:equation draw:name="f31" draw:formula="?f3 / ?f7"/>
                  <draw:equation draw:name="f32" draw:formula="?f14 / ?f6"/>
                  <draw:equation draw:name="f33" draw:formula="?f19 / ?f7"/>
                  <draw:equation draw:name="f34" draw:formula="?f12 / ?f6"/>
                  <draw:equation draw:name="f35" draw:formula="?f16 / ?f7"/>
                  <draw:equation draw:name="f36" draw:formula="?f10 / ?f6"/>
                  <draw:equation draw:name="f37" draw:formula="?f13 / ?f6"/>
                  <draw:equation draw:name="f38" draw:formula="?f17 / ?f7"/>
                  <draw:equation draw:name="f39" draw:formula="?f20 / ?f7"/>
                </draw:enhanced-geometry>
              </draw:custom-shape>
            </draw:g>
          </table:table-cell>
          <table:table-cell table:number-columns-repeated="16367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29"/>
          <table:table-cell office:value-type="string" table:style-name="ce1">
            <text:p>＊＊＊</text:p>
          </table:table-cell>
          <table:table-cell table:number-columns-repeated="16354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default-style style:family="graphic">
      <style:graphic-properties draw:fill="solid" draw:fill-color="#ffffff" draw:opacity="100%" draw:stroke="solid" svg:stroke-width="0.02778in" svg:stroke-color="#385d8a" svg:stroke-opacity="100%" svg:stroke-linecap="butt"/>
    </style:default-style>
    <draw:marker draw:name="a89" svg:viewBox="0 0 20 30" svg:d="m10 0-10 30h20z"/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style style:name="T1" style:family="text">
      <style:text-properties fo:color="#000000" style:font-name="ＭＳ Ｐゴシック" style:font-name-asian="ＭＳ Ｐゴシック" style:font-name-complex="ＭＳ Ｐゴシック" fo:font-size="22pt" style:font-size-asian="22pt" style:font-size-complex="22pt" style:font-family-generic="modern"/>
    </style:style>
  </office:automatic-styles>
  <office:master-styles>
    <style:master-page style:name="mp1" style:page-layout-name="pm1">
      <style:header>
        <style:region-left>
          <text:p><text:span text:style-name="T1"><text:sheet-name>???</text:sheet-name></text:span></text:p>
        </style:region-left>
        <style:region-right>
          <text:p><text:date>???</text:date><text:s/><text:time>???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Copyright© Raytec Co., Ltd. All Rights Reserved.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/>
    <dc:creator/>
    <meta:creation-date>2006-09-16T00:00:00Z</meta:creation-date>
    <dc:date>2021-07-15T05:32:31Z</dc:date>
  </office:meta>
</office:document-meta>
</file>